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Javier Rengel</text:h>
      <text:p text:style-name="First_20_paragraph">Senior Full-stack Engineer</text:p>
      <text:p text:style-name="Text_20_body">BSc in Computer Engineering at Málaga University</text:p>
      <text:p text:style-name="Text_20_body">Curriculum vitae generated from Markdown, for the latest version visit <text:a xlink:type="simple" xlink:href="http://rengel.me" office:name=""><text:span text:style-name="Definition">Rengel.me</text:span></text:a></text:p>
      <text:h text:style-name="Heading_20_3" text:outline-level="3">Contact</text:h>
      <text:p text:style-name="First_20_paragraph">Email: javier@rengel.me, javier@coconauts.net</text:p>
      <text:p text:style-name="Text_20_body">Website: <text:a xlink:type="simple" xlink:href="http://coconauts.net" office:name=""><text:span text:style-name="Definition">Coconauts.net</text:span></text:a>, <text:a xlink:type="simple" xlink:href="http://rengel.me" office:name=""><text:span text:style-name="Definition">Rengel.me</text:span></text:a></text:p>
      <text:p text:style-name="Text_20_body">LinkedIn: <text:a xlink:type="simple" xlink:href="https://www.linkedin.com/pub/javier-rengel-jimenez/56/865/432/en" office:name=""><text:span text:style-name="Definition">Javier Rengel</text:span></text:a></text:p>
      <text:p text:style-name="Text_20_body">Twitter: <text:a xlink:type="simple" xlink:href="http://twitter.com/rephus" office:name=""><text:span text:style-name="Definition">rephus</text:span></text:a></text:p>
      <text:p text:style-name="Text_20_body">Github: <text:a xlink:type="simple" xlink:href="https://github.com/rephus" office:name=""><text:span text:style-name="Definition">https://github.com/rephus</text:span></text:a></text:p>
      <text:h text:style-name="Heading_20_2" text:outline-level="2">Favourite technologies</text:h>
      <text:list text:style-name="L1">
        <text:list-item>
          <text:p text:style-name="P1">Python, JS, Scala, Go, React, AWS, GCP, Docker, Kubernetes, Datadog, Redis, PostgreSQL</text:p>
        </text:list-item>
      </text:list>
      <text:h text:style-name="Heading_20_2" text:outline-level="2">Working experience</text:h>
      <text:h text:style-name="Heading_20_3" text:outline-level="3">Pashi ( 2020-09 / 2021-05 )</text:h>
      <text:p text:style-name="First_20_paragraph">I joined Pashi as a technical leader, I was in charge of maintaining, updating, bugfixing the main codebase, while I was building a brand new interface and backend for extending the compatibility of the product with multiple production line types, using no-code principles. I built a no-code report engine to visualize the status of the production line in realtime. I introduced tests and CI. On my first day, I dockerized all the different Go services for everyone to run it locally.</text:p>
      <text:p text:style-name="Text_20_body">As the worker with more seniority, I introduced good startup practices, to improve our efficiency as a team. I was continuously doing tech talks even for non technical coworkers, and writting documentation of all different components of the product.</text:p>
      <text:h text:style-name="Heading_20_4" text:outline-level="4">Higlights</text:h>
      <text:list text:style-name="L2">
        <text:list-item>
          <text:p text:style-name="P2">Technologies: Golang, VanillaJS, Docker, Postgres, Cypress</text:p>
        </text:list-item>
      </text:list>
      <text:h text:style-name="Heading_20_3" text:outline-level="3">Stacker ( 2019-01 / - )</text:h>
      <text:p text:style-name="First_20_paragraph">I joined Stacker as a full stack engineer at a very early stage, so we experienced some iterations in the product. It was a very challening and exciting product to work on, since the goal to allow non technical users to build their own apps was not an easy task; nor from the product point of view (no one has cracked the magic formula yet) or from a technical point of view. We had to design a very dynamic API that could not be tied to a specific schema or configuration, with several generic layers (like permissions or roles), as well as a data cache to keep it performant.</text:p>
      <text:h text:style-name="Heading_20_4" text:outline-level="4">Higlights</text:h>
      <text:list text:style-name="L3">
        <text:list-item>
          <text:p text:style-name="P3">Technologies: Google cloud, Kubernetes, React, Python Django, Celery, Postgres, Memcached, Cypress</text:p>
        </text:list-item>
        <text:list-item>
          <text:p text:style-name="P3">I was in charge of devops and architecture: deployed services using Kubernetes in GCP</text:p>
        </text:list-item>
        <text:list-item>
          <text:p text:style-name="P3">Advance service monitoring on Datadog</text:p>
        </text:list-item>
      </text:list>
      <text:h text:style-name="Heading_20_3" text:outline-level="3">Lantum ( 2017-04 / 2019-01 )</text:h>
      <text:p text:style-name="First_20_paragraph">Lantum hired me as a contractor to design, maintain their python microservice architecture on Kubernetes in AWS. Eventually I started also making changes to the frontend code built in Angular.</text:p>
      <text:h text:style-name="Heading_20_4" text:outline-level="4">Higlights</text:h>
      <text:list text:style-name="L4">
        <text:list-item>
          <text:p text:style-name="P4">Technologies: AWS, Angular, Python, Kubernetes</text:p>
        </text:list-item>
        <text:list-item>
          <text:p text:style-name="P4">I was in charge of devops: I designed and maintained Kubernetes staging and prod clusters</text:p>
        </text:list-item>
      </text:list>
      <text:h text:style-name="Heading_20_3" text:outline-level="3">Network Locum ( 2015-12 / 2017-04 )</text:h>
      <text:p text:style-name="First_20_paragraph">Smart team of people with different approaches to work. We all worked really hard on doing a codebase refactor in 6 weeks, defining and creating from scratch all the existing platform features in new Django, Flask docker microservices. We then shifted to a squads-based structure, and I joined the one in charge of the billing process.</text:p>
      <text:h text:style-name="Heading_20_4" text:outline-level="4">Higlights</text:h>
      <text:list text:style-name="L5">
        <text:list-item>
          <text:p text:style-name="P5">Full microservices architecture using Docker and Rancher</text:p>
        </text:list-item>
        <text:list-item>
          <text:p text:style-name="P5">Input on important architectural decissions</text:p>
        </text:list-item>
        <text:list-item>
          <text:p text:style-name="P5">Backend mostly built in Python3, Django and Flask (and a bit of Scala) with PostgreSQL and Redis for persistence</text:p>
        </text:list-item>
        <text:list-item>
          <text:p text:style-name="P5">TDD and BDD</text:p>
        </text:list-item>
        <text:list-item>
          <text:p text:style-name="P5">Continuous integration using Jenkins and Travis</text:p>
        </text:list-item>
        <text:list-item>
          <text:p text:style-name="P5">Conducted software developer interviews</text:p>
        </text:list-item>
      </text:list>
      <text:h text:style-name="Heading_20_3" text:outline-level="3">Top10 ( 2013-05 / 2015-12 )</text:h>
      <text:p text:style-name="First_20_paragraph">It was a small startup with a team of top-talent engineers, I had the chance to vastly improve my knowledge both in new technologies and good code practices.</text:p>
      <text:h text:style-name="Heading_20_4" text:outline-level="4">Higlights</text:h>
      <text:list text:style-name="L6">
        <text:list-item>
          <text:p text:style-name="P6">Backend microservices development in Scala</text:p>
        </text:list-item>
        <text:list-item>
          <text:p text:style-name="P6">Full custom CMS app built in Scala (Play Framework)</text:p>
        </text:list-item>
        <text:list-item>
          <text:p text:style-name="P6">CI with Jenkins</text:p>
        </text:list-item>
        <text:list-item>
          <text:p text:style-name="P6">Polyglot persistence with Cassandra, Memcached, ElasticSearch, Redis</text:p>
        </text:list-item>
        <text:list-item>
          <text:p text:style-name="P6">Heavy use of Amazon WS (DynamoDB, EC2, S3, SQS, SNS, etc)</text:p>
        </text:list-item>
      </text:list>
      <text:h text:style-name="Heading_20_3" text:outline-level="3">Openbet Ltd. ( 2012-10 / 2013-05 )</text:h>
      <text:p text:style-name="First_20_paragraph">While the codebase and project was not very flashy, I learned how it feels working in a large company with a large team and I also was introduced to agile (standups, code reviews)</text:p>
      <text:h text:style-name="Heading_20_4" text:outline-level="4">Highlights</text:h>
      <text:list text:style-name="L7">
        <text:list-item>
          <text:p text:style-name="P7">Web backend development for sportsbook sites in Tcl</text:p>
        </text:list-item>
        <text:list-item>
          <text:p text:style-name="P7">Troubleshooting, QA, optimization and code analysis for existing products</text:p>
        </text:list-item>
        <text:list-item>
          <text:p text:style-name="P7">Automation scripts in Bash and Expect in Jenkins.</text:p>
        </text:list-item>
        <text:list-item>
          <text:p text:style-name="P7">Release manager: in charge or the team's code merging, code deployment, and direct support towards clients</text:p>
        </text:list-item>
      </text:list>
      <text:h text:style-name="Heading_20_3" text:outline-level="3">Asesores Locales Consultoria S.A. ( 2009-07 / 2012-09 )</text:h>
      <text:p text:style-name="First_20_paragraph">Asesores Locales was my first job as a developer. I started by learning some basics on JEE and web development, but fueled by my motivation, after the cuourse of my time there I ended up leading development of some projects, bringing new technology, and mentoring others (I was the official "innovator geek mind" in the company).</text:p>
      <text:h text:style-name="Heading_20_4" text:outline-level="4">Highlights</text:h>
      <text:list text:style-name="L8">
        <text:list-item>
          <text:p text:style-name="P8">JEE development in several projects, as part of teams and autonomously</text:p>
        </text:list-item>
        <text:list-item>
          <text:p text:style-name="P8">UI with IceFaces, Jboss Richfaces, ADF and Woodstock frameworks</text:p>
        </text:list-item>
        <text:list-item>
          <text:p text:style-name="P8">GIS system development in JEE using MapServer for custom street location service</text:p>
        </text:list-item>
        <text:list-item>
          <text:p text:style-name="P8">Devops: Installation, configuration and maintenance of IBM servers with Windows Server 2008 R2, CentOS and VMWare VSphere hypervisor 5.0</text:p>
        </text:list-item>
        <text:list-item>
          <text:p text:style-name="P8">Administration of Oracle, MySQL and PostgreSQL databases</text:p>
        </text:list-item>
        <text:list-item>
          <text:p text:style-name="P8">Application servers Glassfish v2/v3 and Oracle weblogic</text:p>
        </text:list-item>
        <text:list-item>
          <text:p text:style-name="P8">Product presentations (inside and outside the company)</text:p>
        </text:list-item>
        <text:list-item>
          <text:p text:style-name="P8">Manager role in some projects</text:p>
        </text:list-item>
      </text:list>
      <text:h text:style-name="Heading_20_2" text:outline-level="2">Strengths</text:h>
      <text:list text:style-name="L9">
        <text:list-item>
          <text:p text:style-name="P9">Very efficient developer, multi-tasker, right balance between speed and test coverage.</text:p>
        </text:list-item>
        <text:list-item>
          <text:p text:style-name="P9">Can-do attitude.</text:p>
        </text:list-item>
        <text:list-item>
          <text:p text:style-name="P9">Likes to have a good overview of the global architecture, from the backend to the frontend, including databases, APIs, DNS and servers.</text:p>
        </text:list-item>
        <text:list-item>
          <text:p text:style-name="P9">Special focus on performance: able to identify, find and fix bottlenecks.</text:p>
        </text:list-item>
        <text:list-item>
          <text:p text:style-name="P9">Enthusiast and curious: continously learning and trying new technologies and languages on my spare time</text:p>
        </text:list-item>
        <text:list-item>
          <text:p text:style-name="P9">Motivation to solve difficult problems and build complex features</text:p>
        </text:list-item>
        <text:list-item>
          <text:p text:style-name="P9">Extremely friendly person, excellent working with teams, as well as independently</text:p>
        </text:list-item>
      </text:list>
      <text:h text:style-name="Heading_20_2" text:outline-level="2">Personal projects</text:h>
      <text:p text:style-name="First_20_paragraph">I am constantly playing with technology in my spare time, including not only application development but also hardware projects and games. You can see my full portfolio on <text:a xlink:type="simple" xlink:href="http://coconauts.net/projects" office:name=""><text:span text:style-name="Definition">Coconauts.net</text:span></text:a>, and <text:a xlink:type="simple" xlink:href="https://github.com/rephus" office:name=""><text:span text:style-name="Definition">Github.com/rephus</text:span></text:a> but some of the highlights include</text:p>
      <text:list text:style-name="L10">
        <text:list-item>
          <text:p text:style-name="P10"><text:a xlink:type="simple" xlink:href="http://coconauts.net/projects/podcast/" office:name=""><text:span text:style-name="Definition">My own podcast</text:span></text:a> about development (in spanish)</text:p>
        </text:list-item>
        <text:list-item>
          <text:p text:style-name="P10"><text:a xlink:type="simple" xlink:href="http://coconauts.net/projects/starcraft-unity3d/" office:name=""><text:span text:style-name="Definition">StarCraft Unity3D</text:span></text:a> RTS template optimized for mobile, built in Unity3D inspired in StarCraft</text:p>
        </text:list-item>
        <text:list-item>
          <text:p text:style-name="P10"><text:a xlink:type="simple" xlink:href="http://html5.coconauts.net/retrophies" office:name=""><text:span text:style-name="Definition">Retrophies</text:span></text:a>, a web emulator of NES games with Achievements and multiplayer gameplay via websockets. and multiplayer gameplay with websockets, featured on Hackernews.</text:p>
        </text:list-item>
        <text:list-item>
          <text:p text:style-name="P10"><text:a xlink:type="simple" xlink:href="http://coconauts.net/projects/watchduino2/" office:name=""><text:span text:style-name="Definition">Watchduino</text:span></text:a>, a smartwatch based on Arduino with Bluetooth communication and companion app for Android. Finalist on the Hackaday Prize 2015.</text:p>
        </text:list-item>
        <text:list-item>
          <text:p text:style-name="P10">Casual mobile videogames released for Android platform since v1.6 <text:a xlink:type="simple" xlink:href="http://coconauts.net/blog/tags/android/" office:name=""><text:span text:style-name="Definition">android</text:span></text:a></text:p>
        </text:list-item>
        <text:list-item>
          <text:p text:style-name="P10"><text:a xlink:type="simple" xlink:href="http://coconauts.net/projects/gramola/" office:name=""><text:span text:style-name="Definition">Gramola</text:span></text:a>, a web-based music player written in Node.j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